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Times New Roman" svg:font-family="'Times New Roman', serif"/>
    <style:font-face style:name="apple-system" svg:font-family="apple-system, BlinkMacSystemFont, 'Segoe UI', Helvetica, Arial, sans-serif, 'Apple Color Emoji', 'Segoe UI Emoji', 'Segoe UI 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a9fa" officeooo:paragraph-rsid="000da9fa"/>
    </style:style>
    <style:style style:name="P2" style:family="paragraph" style:parent-style-name="Standard">
      <style:text-properties officeooo:rsid="000da9fa" officeooo:paragraph-rsid="000df696"/>
    </style:style>
    <style:style style:name="P3" style:family="paragraph" style:parent-style-name="Standard">
      <style:text-properties fo:font-size="12pt" officeooo:paragraph-rsid="000df696" style:font-size-asian="12pt" style:font-size-complex="12pt"/>
    </style:style>
    <style:style style:name="P4" style:family="paragraph" style:parent-style-name="Standard">
      <style:text-properties fo:font-size="12pt" officeooo:rsid="000df696" officeooo:paragraph-rsid="000df696" style:font-size-asian="12pt" style:font-size-complex="12pt"/>
    </style:style>
    <style:style style:name="P5" style:family="paragraph" style:parent-style-name="Standard">
      <style:text-properties fo:font-size="12pt" officeooo:rsid="000e8914" officeooo:paragraph-rsid="000f744c" style:font-size-asian="12pt" style:font-size-complex="12pt"/>
    </style:style>
    <style:style style:name="P6" style:family="paragraph" style:parent-style-name="Standard">
      <style:paragraph-properties fo:text-align="justify" style:justify-single-word="false"/>
      <style:text-properties fo:font-size="11pt" fo:font-weight="normal" officeooo:rsid="00135288" officeooo:paragraph-rsid="00135288" style:font-size-asian="11pt" style:font-weight-asian="normal" style:font-weight-complex="normal"/>
    </style:style>
    <style:style style:name="P7" style:family="paragraph" style:parent-style-name="Standard">
      <style:paragraph-properties fo:text-align="justify" style:justify-single-word="false"/>
      <style:text-properties fo:font-size="11pt" fo:font-weight="normal" officeooo:rsid="001745d2" officeooo:paragraph-rsid="001745d2" style:font-size-asian="11pt" style:font-weight-asian="normal" style:font-weight-complex="normal"/>
    </style:style>
    <style:style style:name="P8" style:family="paragraph" style:parent-style-name="Standard">
      <style:paragraph-properties fo:text-align="justify" style:justify-single-word="false"/>
      <style:text-properties fo:font-size="11pt" fo:font-weight="normal" officeooo:rsid="0018a7b8" officeooo:paragraph-rsid="0018a7b8" style:font-size-asian="11pt" style:font-weight-asian="normal" style:font-weight-complex="normal"/>
    </style:style>
    <style:style style:name="P9" style:family="paragraph" style:parent-style-name="Standard">
      <style:text-properties officeooo:rsid="000df696" officeooo:paragraph-rsid="000df696"/>
    </style:style>
    <style:style style:name="P10" style:family="paragraph" style:parent-style-name="Standard">
      <style:text-properties fo:font-variant="normal" fo:text-transform="none" fo:color="#000000" style:font-name="Times New Roman" fo:font-size="12pt" fo:letter-spacing="normal" fo:font-style="normal" fo:font-weight="normal" officeooo:rsid="000e8914" officeooo:paragraph-rsid="000df696" style:font-size-asian="12pt" style:font-size-complex="12pt"/>
    </style:style>
    <style:style style:name="P11" style:family="paragraph" style:parent-style-name="Standard">
      <style:text-properties fo:font-variant="normal" fo:text-transform="none" fo:color="#000000" style:font-name="Times New Roman" fo:font-size="12pt" fo:letter-spacing="normal" fo:font-style="normal" fo:font-weight="normal" officeooo:rsid="000e8914" officeooo:paragraph-rsid="000f744c" style:font-size-asian="12pt" style:font-size-complex="12pt"/>
    </style:style>
    <style:style style:name="P12" style:family="paragraph" style:parent-style-name="Standard">
      <style:text-properties fo:font-variant="normal" fo:text-transform="none" fo:color="#000000" style:font-name="Times New Roman" fo:font-size="12pt" fo:letter-spacing="normal" fo:font-style="normal" fo:font-weight="normal" officeooo:rsid="000f744c" officeooo:paragraph-rsid="000f744c" style:font-size-asian="12pt" style:font-size-complex="12pt"/>
    </style:style>
    <style:style style:name="P13" style:family="paragraph" style:parent-style-name="Standard">
      <style:text-properties officeooo:rsid="0014a8d6" officeooo:paragraph-rsid="0014a8d6"/>
    </style:style>
    <style:style style:name="P14" style:family="paragraph" style:parent-style-name="Standard">
      <style:paragraph-properties fo:break-before="page"/>
      <style:text-properties officeooo:rsid="000da9fa" officeooo:paragraph-rsid="000da9fa"/>
    </style:style>
    <style:style style:name="P15" style:family="paragraph" style:parent-style-name="Standard">
      <style:paragraph-properties fo:text-align="justify" style:justify-single-word="false" fo:break-before="page"/>
      <style:text-properties fo:font-size="11pt" fo:font-weight="bold" officeooo:rsid="000da9fa" officeooo:paragraph-rsid="00135288" style:font-size-asian="11pt" style:font-weight-asian="bold" style:font-weight-complex="bold"/>
    </style:style>
    <style:style style:name="P16" style:family="paragraph" style:parent-style-name="Standard">
      <style:paragraph-properties fo:break-before="column"/>
      <style:text-properties officeooo:rsid="000da9fa" officeooo:paragraph-rsid="000da9fa"/>
    </style:style>
    <style:style style:name="P17" style:family="paragraph" style:parent-style-name="Standard">
      <style:paragraph-properties fo:margin-left="0in" fo:margin-right="0in" fo:text-indent="0in" style:auto-text-indent="false"/>
      <style:text-properties fo:font-size="12pt" officeooo:rsid="000f744c" officeooo:paragraph-rsid="000f744c" style:font-size-asian="12pt" style:font-size-complex="12pt"/>
    </style:style>
    <style:style style:name="P18" style:family="paragraph" style:parent-style-name="Standard">
      <style:paragraph-properties fo:margin-left="0in" fo:margin-right="0in" fo:text-align="justify" style:justify-single-word="false" fo:text-indent="0in" style:auto-text-indent="false"/>
      <style:text-properties fo:font-size="11pt" fo:font-weight="normal" officeooo:rsid="00135288" officeooo:paragraph-rsid="00135288" style:font-size-asian="11pt" style:font-weight-asian="normal" style:font-weight-complex="normal"/>
    </style:style>
    <style:style style:name="P19" style:family="paragraph" style:parent-style-name="Standard">
      <style:paragraph-properties fo:margin-left="0in" fo:margin-right="0in" fo:text-indent="0in" style:auto-text-indent="false"/>
      <style:text-properties fo:font-variant="normal" fo:text-transform="none" fo:color="#000000" style:font-name="Times New Roman" fo:font-size="12pt" fo:letter-spacing="normal" fo:font-style="normal" fo:font-weight="normal" officeooo:rsid="000f744c" officeooo:paragraph-rsid="000f744c" style:font-size-asian="12pt" style:font-size-complex="12pt"/>
    </style:style>
    <style:style style:name="P20" style:family="paragraph" style:parent-style-name="Standard">
      <style:paragraph-properties fo:margin-left="0in" fo:margin-right="0in" fo:text-indent="0in" style:auto-text-indent="false"/>
      <style:text-properties fo:font-variant="normal" fo:text-transform="none" fo:color="#000000" style:font-name="Times New Roman" fo:font-size="12pt" fo:letter-spacing="normal" fo:font-style="normal" fo:font-weight="normal" officeooo:rsid="001113be" officeooo:paragraph-rsid="001113be" style:font-size-asian="12pt" style:font-size-complex="12pt"/>
    </style:style>
    <style:style style:name="P21" style:family="paragraph" style:parent-style-name="Standard">
      <style:paragraph-properties fo:text-align="justify" style:justify-single-word="false"/>
      <style:text-properties fo:font-size="11pt" fo:font-weight="normal" officeooo:rsid="00197b03" officeooo:paragraph-rsid="00197b03" style:font-size-asian="11pt" style:font-weight-asian="normal" style:font-weight-complex="normal"/>
    </style:style>
    <style:style style:name="P22" style:family="paragraph" style:parent-style-name="Standard">
      <style:paragraph-properties fo:text-align="justify" style:justify-single-word="false"/>
      <style:text-properties fo:font-size="11pt" fo:font-weight="normal" officeooo:rsid="001745d2" officeooo:paragraph-rsid="001745d2" style:font-size-asian="11pt" style:font-weight-asian="normal" style:font-weight-complex="normal"/>
    </style:style>
    <style:style style:name="P23" style:family="paragraph" style:parent-style-name="Standard">
      <style:paragraph-properties fo:text-align="justify" style:justify-single-word="false"/>
      <style:text-properties fo:font-size="11pt" fo:font-weight="normal" officeooo:rsid="0019a1b4" officeooo:paragraph-rsid="0019a1b4" style:font-size-asian="11pt" style:font-weight-asian="normal" style:font-weight-complex="normal"/>
    </style:style>
    <style:style style:name="P24" style:family="paragraph" style:parent-style-name="Standard">
      <style:paragraph-properties fo:text-align="justify" style:justify-single-word="false" fo:break-before="page"/>
      <style:text-properties fo:font-size="11pt" fo:font-weight="normal" officeooo:rsid="001745d2" officeooo:paragraph-rsid="001745d2" style:font-size-asian="11pt" style:font-weight-asian="normal" style:font-weight-complex="normal"/>
    </style:style>
    <style:style style:name="P25" style:family="paragraph" style:parent-style-name="Text_20_body" style:list-style-name="WW8Num19">
      <style:paragraph-properties fo:text-align="justify" style:justify-single-word="false"/>
      <style:text-properties fo:font-size="11pt" fo:font-weight="normal" officeooo:rsid="001745d2" officeooo:paragraph-rsid="0019a1b4" style:font-size-asian="11pt" style:font-weight-asian="normal" style:font-weight-complex="normal"/>
    </style:style>
    <style:style style:name="P26" style:family="paragraph" style:parent-style-name="Text_20_body" style:list-style-name="WW8Num20">
      <style:text-properties officeooo:paragraph-rsid="0019a1b4"/>
    </style:style>
    <style:style style:name="P27" style:family="paragraph" style:parent-style-name="Text_20_body">
      <style:paragraph-properties fo:margin-left="0.25in" fo:margin-right="0in" fo:text-indent="0.25in" style:auto-text-indent="false"/>
      <style:text-properties style:font-name="Arial" officeooo:paragraph-rsid="0019a1b4" style:font-name-complex="Arial" style:font-weight-complex="bold"/>
    </style:style>
    <style:style style:name="P28" style:family="paragraph">
      <style:text-properties fo:font-size="12pt"/>
    </style:style>
    <style:style style:name="P29" style:family="paragraph">
      <style:paragraph-properties fo:text-align="center"/>
    </style:style>
    <style:style style:name="T1" style:family="text">
      <style:text-properties officeooo:rsid="000df696"/>
    </style:style>
    <style:style style:name="T2" style:family="text">
      <style:text-properties fo:font-variant="normal" fo:text-transform="none" fo:color="#000000" style:font-name="Times New Roman" fo:letter-spacing="normal" fo:font-style="normal" fo:font-weight="normal"/>
    </style:style>
    <style:style style:name="T3" style:family="text">
      <style:text-properties fo:font-variant="normal" fo:text-transform="none" fo:color="#000000" style:font-name="Times New Roman" fo:letter-spacing="normal" fo:font-style="normal" fo:font-weight="normal" officeooo:rsid="000e8914"/>
    </style:style>
    <style:style style:name="T4" style:family="text">
      <style:text-properties fo:font-variant="normal" fo:text-transform="none" fo:color="#000000" style:font-name="Times New Roman" fo:letter-spacing="normal" fo:font-style="normal" fo:font-weight="normal" officeooo:rsid="000f744c"/>
    </style:style>
    <style:style style:name="T5" style:family="text">
      <style:text-properties fo:font-variant="normal" fo:text-transform="none" fo:color="#000000" style:font-name="Times New Roman" fo:letter-spacing="normal" fo:font-style="normal" fo:font-weight="normal" style:font-weight-asian="normal" style:font-weight-complex="normal"/>
    </style:style>
    <style:style style:name="T6" style:family="text">
      <style:text-properties fo:font-variant="normal" fo:text-transform="none" fo:color="#000000" style:font-name="Times New Roman" fo:letter-spacing="normal" fo:font-style="normal" fo:font-weight="normal" officeooo:rsid="001113be"/>
    </style:style>
    <style:style style:name="T7" style:family="text">
      <style:text-properties fo:font-variant="normal" fo:text-transform="none" fo:color="#666666" style:font-name="apple-system" fo:font-size="12pt" fo:letter-spacing="normal" fo:font-style="normal"/>
    </style:style>
    <style:style style:name="T8" style:family="text">
      <style:text-properties fo:font-variant="normal" fo:text-transform="none" fo:color="#666666" fo:letter-spacing="normal"/>
    </style:style>
    <style:style style:name="T9" style:family="text">
      <style:text-properties fo:font-variant="normal" fo:text-transform="none" fo:color="#4078c0" style:text-line-through-style="none" style:text-line-through-type="none" style:font-name="apple-system" fo:font-size="12pt" fo:letter-spacing="normal" fo:font-style="normal" style:text-underline-style="none" style:text-blinking="false" fo:background-color="transparent" loext:char-shading-value="0"/>
    </style:style>
    <style:style style:name="T10" style:family="text">
      <style:text-properties officeooo:rsid="000e8914"/>
    </style:style>
    <style:style style:name="T11" style:family="text">
      <style:text-properties style:font-name="Arial" style:font-name-complex="Arial" style:font-weight-complex="bold"/>
    </style:style>
    <style:style style:name="T12" style:family="text">
      <style:text-properties fo:font-size="12pt"/>
    </style:style>
    <style:style style:name="gr1" style:family="graphic">
      <style:graphic-properties draw:textarea-horizontal-align="justify" draw:textarea-vertical-align="middle" draw:auto-grow-height="false" fo:min-height="0.8882in" fo:min-width="1.0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9098in" fo:min-width="1.1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3126in" fo:min-width="2.4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2898in" fo:min-width="2.45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2543in" fo:min-width="2.5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2311in" fo:min-width="2.5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4283in" fo:min-width="2.6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ftware architecture document<text:line-break/></text:p>
      <text:p text:style-name="P14">//Muc luc</text:p>
      <text:p text:style-name="P13">1</text:p>
      <text:p text:style-name="P13">2</text:p>
      <text:p text:style-name="P13">3</text:p>
      <text:p text:style-name="P14">1. Introduction</text:p>
      <text:p text:style-name="P1">1.1 Purpose of the Document</text:p>
      <text:p text:style-name="P1">This document provides the architecture outline of the Multichoice Test Maker system.</text:p>
      <text:p text:style-name="P1">Different architectural views are used to illustrate different aspects of the system. This document also presents the significant architectural decisions that are made on the system.</text:p>
      <text:p text:style-name="P1">1.2 Scope</text:p>
      <text:p text:style-name="P1">The scope of the document is to describe the architectural goals and constraints, the Use Case View, the Logical View, the Process View, the Deployment View and the Implementation View, based on the “4 + 1 View Model”.</text:p>
      <text:p text:style-name="P1">1.3 Definitions, Acronyms, and Abbreviations</text:p>
      <text:p text:style-name="P2">- <text:span text:style-name="T1">Architecture View “A view of the system architecture from a given perspective; it focuses primarily on structure, modularity, essential components, and the main control flows”.</text:span></text:p>
      <text:p text:style-name="P2">-<text:span text:style-name="T10">I3EM – IEEE Montreal</text:span></text:p>
      <text:p text:style-name="P2"/>
      <text:p text:style-name="P9">1.4 References</text:p>
      <text:p text:style-name="P3"><text:span text:style-name="T1">1. </text:span><text:span text:style-name="T2">Software engineering 9, Ian Sommerville</text:span></text:p>
      <text:p text:style-name="P4"><text:span text:style-name="T2">2. Kruchtem. Phillippe (1995, November), Architecturak Blueprints – The “4 +1” </text:span><text:span text:style-name="T3">View Model of Software Architcture, IEEE Software 12(6), pp.42 -50.</text:span></text:p>
      <text:p text:style-name="P10"/>
      <text:p text:style-name="P11"/>
      <text:p text:style-name="P5"><text:span text:style-name="T4">2</text:span><text:span text:style-name="T2">. Architectural Goals and Constraints //mo ta tong quan ve phan mem dang thiet ke, meo biet viet</text:span></text:p>
      <text:p text:style-name="P12"/>
      <text:p text:style-name="P12"/>
      <text:p text:style-name="P12">3. Use – Case View</text:p>
      <text:p text:style-name="P17"><text:span text:style-name="T2">The use cases in this system are listed below. Use cases in </text:span><text:span text:style-name="T5">bold</text:span><text:span text:style-name="T2"> are significant to the architecture. A description of the use cases can be found later in this section.</text:span></text:p>
      <text:p text:style-name="P19">Create User</text:p>
      <text:p text:style-name="P19">Modify User Account</text:p>
      <text:p text:style-name="P17"><text:span text:style-name="T6">Add</text:span><text:span text:style-name="T2"> question</text:span><text:span text:style-name="T6">s</text:span><text:span text:style-name="T2">/</text:span><text:span text:style-name="T6">answers</text:span></text:p>
      <text:p text:style-name="P20">Review questions/answers</text:p>
      <text:p text:style-name="P20">The following diagrams depict the use cases in the system:</text:p>
      <text:p text:style-name="P20"/>
      <text:p text:style-name="P19"><draw:custom-shape text:anchor-type="paragraph" draw:z-index="0" draw:name="Shape1" draw:style-name="gr1" svg:width="1.1697in" svg:height="0.9843in" svg:x="0.5398in" svg:y="0.161in"><text:p>Person A:</text:p><text:p>Create Tes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Shape3" draw:style-name="gr3" draw:text-style-name="P28" svg:width="2.4315in" svg:height="0.313in" svg:x="3.6189in" svg:y="0.0571in"><text:p><text:span text:style-name="T12">Create User</text:span></text:p><draw:enhanced-geometry svg:viewBox="0 0 21600 21600" draw:type="rectangle" draw:enhanced-path="M 0 0 L 21600 0 21600 21600 0 21600 0 0 Z N"/></draw:custom-shape><draw:line text:anchor-type="paragraph" draw:z-index="7" draw:name="Shape8" draw:style-name="gr8" draw:text-style-name="P29" svg:x1="1.7091in" svg:y1="0.5665in" svg:x2="3.6189in" svg:y2="0.161in"><text:p/></draw:line><draw:line text:anchor-type="paragraph" draw:z-index="11" draw:name="Shape12" draw:style-name="gr8" draw:text-style-name="P29" svg:x1="1.7091in" svg:y1="2.3831in" svg:x2="3.6189in" svg:y2="0.161in"><text:p/></draw:line></text:p>
      <text:p text:style-name="P19"/>
      <text:p text:style-name="P2"><draw:custom-shape text:anchor-type="paragraph" draw:z-index="3" draw:name="Shape4" draw:style-name="gr4" svg:width="2.4539in" svg:height="0.2898in" svg:x="3.6417in" svg:y="0.1484in"><text:p>Modify User Account</text:p><draw:enhanced-geometry svg:viewBox="0 0 21600 21600" draw:type="rectangle" draw:enhanced-path="M 0 0 L 21600 0 21600 21600 0 21600 0 0 Z N"/></draw:custom-shape></text:p>
      <text:p text:style-name="P1"><draw:line text:anchor-type="paragraph" draw:z-index="8" draw:name="Shape9" draw:style-name="gr8" draw:text-style-name="P29" svg:x1="1.7091in" svg:y1="0.1067in" svg:x2="3.6417in" svg:y2="0.0957in"><text:p/></draw:line><draw:line text:anchor-type="paragraph" draw:z-index="9" draw:name="Shape10" draw:style-name="gr8" draw:text-style-name="P29" svg:x1="1.7091in" svg:y1="0.1071in" svg:x2="3.6646in" svg:y2="0.6626in"><text:p/></draw:line><draw:line text:anchor-type="paragraph" draw:z-index="10" draw:name="Shape11" draw:style-name="gr8" draw:text-style-name="P29" svg:x1="1.7091in" svg:y1="0.1882in" svg:x2="3.6992in" svg:y2="1.9709in"><text:p/></draw:line><draw:line text:anchor-type="paragraph" draw:z-index="12" draw:name="Shape13" draw:style-name="gr8" draw:text-style-name="P29" svg:x1="1.7665in" svg:y1="1.9016in" svg:x2="3.6646in" svg:y2="0.1071in"><text:p/></draw:line></text:p>
      <text:p text:style-name="P16"><draw:custom-shape text:anchor-type="paragraph" draw:z-index="1" draw:name="Shape2" draw:style-name="gr2" svg:width="1.2622in" svg:height="1.0071in" svg:x="0.5047in" svg:y="1.5244in"><text:p>Person B:</text:p><text:p>Do tes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Shape5" draw:style-name="gr5" svg:width="2.524in" svg:height="0.2543in" svg:x="3.6646in" svg:y="0.3209in"><text:p>Add question</text:p><draw:enhanced-geometry svg:viewBox="0 0 21600 21600" draw:type="rectangle" draw:enhanced-path="M 0 0 L 21600 0 21600 21600 0 21600 0 0 Z N"/></draw:custom-shape><draw:custom-shape text:anchor-type="paragraph" draw:z-index="5" draw:name="Shape6" draw:style-name="gr6" svg:width="2.535in" svg:height="0.2315in" svg:x="3.6764in" svg:y="0.8528in"><text:p>Add answers</text:p><draw:enhanced-geometry svg:viewBox="0 0 21600 21600" draw:type="rectangle" draw:enhanced-path="M 0 0 L 21600 0 21600 21600 0 21600 0 0 Z N"/></draw:custom-shape><draw:custom-shape text:anchor-type="paragraph" draw:z-index="6" draw:name="Shape7" draw:style-name="gr7" svg:width="2.628in" svg:height="0.4287in" svg:x="3.6992in" svg:y="1.6516in"><text:p>Review questions/answers</text:p><draw:enhanced-geometry svg:viewBox="0 0 21600 21600" draw:type="rectangle" draw:enhanced-path="M 0 0 L 21600 0 21600 21600 0 21600 0 0 Z N"/></draw:custom-shape><draw:line text:anchor-type="paragraph" draw:z-index="13" draw:name="Shape14" draw:style-name="gr8" draw:text-style-name="P29" svg:x1="1.7665in" svg:y1="2.0331in" svg:x2="3.6646in" svg:y2="0.9339in"><text:p/></draw:line><draw:line text:anchor-type="paragraph" draw:z-index="14" draw:name="Shape15" draw:style-name="gr8" draw:text-style-name="P29" svg:x1="1.7665in" svg:y1="2.2535in" svg:x2="3.6992in" svg:y2="1.9409in"><text:p/></draw:line></text:p>
      <text:p text:style-name="P15">Significant Use Case Descriptions</text:p>
      <text:p text:style-name="P6">Create User</text:p>
      <text:p text:style-name="P6">This use case occurs when an administrator wishes to add a new user account.</text:p>
      <text:p text:style-name="P6">Modify User Account</text:p>
      <text:p text:style-name="P18">This use case occurs when an administrator wishes to change an existing user account.</text:p>
      <text:p text:style-name="P18">Add questions</text:p>
      <text:p text:style-name="P18">This use case occurs when a user wishes to create a new test.</text:p>
      <text:p text:style-name="P18">Add answers</text:p>
      <text:p text:style-name="P18">This use case occurs when a user wishes to make a multichoice answers.</text:p>
      <text:p text:style-name="P18">Review questions/answers</text:p>
      <text:p text:style-name="P18">This use case occurs when a user wishes to review their test.</text:p>
      <text:p text:style-name="P6"/>
      <text:p text:style-name="P7">4. Logical View</text:p>
      <text:p text:style-name="P7"/>
      <text:p text:style-name="P21">Back end-users</text:p>
      <text:p text:style-name="P21">Front end-users</text:p>
      <text:p text:style-name="P21">Database</text:p>
      <text:p text:style-name="P7"/>
      <text:p text:style-name="P7">5. Processes View</text:p>
      <text:p text:style-name="P7"/>
      <text:p text:style-name="P24"/>
      <text:p text:style-name="P7">6. Deployment View</text:p>
      <text:p text:style-name="P8">This program is deployed and run by any devices with internet connection.</text:p>
      <text:p text:style-name="P7"><text:span text:style-name="T7">This project is a website that allows users to create multichoice tests and share them.</text:span><text:span text:style-name="T8"> </text:span><text:a xlink:type="simple" xlink:href="http://agile-hollows-29849.herokuapp.com/" text:style-name="Internet_20_link" text:visited-style-name="Visited_20_Internet_20_Link"><text:span text:style-name="T9">http://agile-hollows-29849.herokuapp.com</text:span></text:a><text:span text:style-name="T8"> </text:span></text:p>
      <text:p text:style-name="P7">8. Size and Performance</text:p>
      <text:p text:style-name="P27">Volumes </text:p>
      <text:list xml:id="list1558367821812876913" text:style-name="WW8Num20">
        <text:list-item>
          <text:p text:style-name="P26"><text:span text:style-name="T11">Simultaneous users 30 max</text:span></text:p>
        </text:list-item>
      </text:list>
      <text:p text:style-name="P27"/>
      <text:p text:style-name="P27">Performance</text:p>
      <text:list xml:id="list7308132162764114393" text:style-name="WW8Num19">
        <text:list-item>
          <text:p text:style-name="P25"><text:span text:style-name="T11">With maximum load all transactions well under standard server script / database connection timeout – 20 seconds.</text:span></text:p>
        </text:list-item>
      </text:list>
      <text:p text:style-name="P7"/>
      <text:p text:style-name="P7">9. Quality</text:p>
      <text:p text:style-name="P23">Using Chrome or Firefox to get best performance.</text:p>
      <text:p text:style-name="P23">This system is supported by many operating system.</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Times New Roman" svg:font-family="'Times New Roman', serif"/>
    <style:font-face style:name="apple-system" svg:font-family="apple-system, BlinkMacSystemFont, 'Segoe UI', Helvetica, Arial, sans-serif, 'Apple Color Emoji', 'Segoe UI Emoji', 'Segoe UI 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3T14:56:54.319590839</meta:creation-date>
    <dc:date>2016-12-02T21:44:36.933834182</dc:date>
    <meta:editing-duration>PT1H7M23S</meta:editing-duration>
    <meta:editing-cycles>9</meta:editing-cycles>
    <meta:generator>LibreOffice/5.1.4.2$Linux_x86 LibreOffice_project/10m0$Build-2</meta:generator>
    <meta:document-statistic meta:table-count="0" meta:image-count="0" meta:object-count="0" meta:page-count="5" meta:paragraph-count="52" meta:word-count="396" meta:character-count="2482" meta:non-whitespace-character-count="2133"/>
  </office:meta>
</office:document-meta>
</file>